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/>
    </style:style>
    <style:style style:name="P13" style:family="paragraph">
      <style:text-properties fo:font-size="60pt"/>
    </style:style>
    <style:style style:name="P14" style:family="paragraph">
      <style:text-properties fo:font-size="54pt"/>
    </style:style>
    <style:style style:name="P15" style:family="paragraph">
      <style:text-properties fo:font-size="40pt"/>
    </style:style>
    <style:style style:name="P16" style:family="paragraph">
      <style:text-properties fo:font-size="2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327cm" svg:height="11.891cm" svg:x="1.509cm" svg:y="2.2cm">
          <draw:text-box>
            <text:p><text:span text:style-name="T1">ひらがな</text:span></text:p>
            <text:p><text:span text:style-name="T1">　と</text:span></text:p>
            <text:p><text:span text:style-name="T1">英語</text:span></text:p>
            <text:p><text:span text:style-name="T1">　を</text:span></text:p>
            <text:p><text:span text:style-name="T1">むすぼう！</text:span></text:p>
          </draw:text-box>
        </draw:frame>
        <draw:frame draw:style-name="gr1" draw:layer="layout" svg:width="13.503cm" svg:height="19.763cm" svg:x="14.762cm" svg:y="0.868cm">
          <draw:text-box>
            <text:p>あそびかた1</text:p>
            <text:p>なかまをせんでむすぼう！</text:p>
            <text:p/>
            <text:p>あか　あお　き　みどり　だいだい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Blue green orange　red yellow</text:p>
            <text:p>　</text:p>
            <text:p>あそびかた2</text:p>
            <text:p>せんがかさらなないようにむすぼう！</text:p>
            <text:p/>
            <text:p>あか　あお　き　みどり　だいだい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Blue green orange　red yellow　</text:p>
            <text:p/>
            <text:p>あそびかた3</text:p>
            <text:p>ふたりで、せんがかさならならいようにむすぼう！</text:p>
            <text:p/>
            <text:p>あか　あお　き　みどり　だいだい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Blue green orange　red yellow</text:p>
            <text:p>　</text:p>
          </draw:text-box>
        </draw:frame>
        <draw:path draw:style-name="gr2" draw:text-style-name="P2" draw:layer="layout" svg:width="5.457cm" svg:height="0.305cm" draw:transform="rotate (-0.40352012306109) translate (15.3840287880222cm 3.8918684132026cm)" svg:viewBox="0 0 5458 306" svg:d="m0 306c300-43 591 1 902-27 387-34 741-165 1126-148 332 15 667-12 995-66 264-43 530-67 802-65 341 3 659 131 999 72l284 17 283 17 67 26">
          <text:p/>
        </draw:path>
        <draw:path draw:style-name="gr2" draw:text-style-name="P2" draw:layer="layout" svg:width="2.12cm" svg:height="1.126cm" draw:transform="rotate (-1.78983514792019) translate (16.722cm 4.233cm)" svg:viewBox="0 0 2121 1127" svg:d="m0 0c320 8 636 91 919 229 327 160 671 258 990 430l134 241 78 227">
          <text:p/>
        </draw:path>
        <draw:path draw:style-name="gr2" draw:text-style-name="P2" draw:layer="layout" svg:width="4.251cm" svg:height="0.121cm" draw:transform="rotate (-0.506320016003556) translate (18.4221776247923cm 4.0902697719789cm)" svg:viewBox="0 0 4252 122" svg:d="m0 7c308-6 621-23 924 41 314 66 609-64 921-17 333 49 669-40 1004 25 293 58 595-46 890 30l296 10 217 26">
          <text:p/>
        </draw:path>
        <draw:path draw:style-name="gr2" draw:text-style-name="P2" draw:layer="layout" svg:width="3.998cm" svg:height="0.793cm" draw:transform="rotate (-2.82115020292363) translate (20.5963717246404cm 4.87839006832684cm)" svg:viewBox="0 0 3999 794" svg:d="m0 792c315 17 621-71 929-110 380-48 751-149 1129-211 333-55 645-163 987-202 327-38 630-201 954-269v0">
          <text:p/>
        </draw:path>
        <draw:path draw:style-name="gr2" draw:text-style-name="P2" draw:layer="layout" svg:width="2.873cm" svg:height="3.054cm" draw:transform="rotate (-1.78983514792019) translate (21.916857908049cm 4.07597186240825cm)" svg:viewBox="0 0 2874 3055" svg:d="m0 9c370-69 600 271 815 497 245 257 500 515 672 826 157 283 427 457 571 740 152 297 484 442 603 760l213 223">
          <text:p/>
        </draw:path>
        <draw:path draw:style-name="gr2" draw:text-style-name="P2" draw:layer="layout" svg:width="2.326cm" svg:height="0.776cm" draw:transform="rotate (-1.89507850181544) translate (16.6905996375941cm 10.2895377159808cm)" svg:viewBox="0 0 2327 777" svg:d="m0 2c293-19 566 120 853 142 359 29 554 366 910 393l298 168 266 72">
          <text:p/>
        </draw:path>
        <draw:path draw:style-name="gr2" draw:text-style-name="P2" draw:layer="layout" svg:width="2.714cm" svg:height="4.872cm" draw:transform="rotate (0.643502895210309) translate (15.3600632745617cm 10.2920845295228cm)" svg:viewBox="0 0 2715 4873" svg:d="m0 55c366 17 726-91 1090-42 308 41 627 44 916 190 372 188 208 596 143 868-69 285-264 526-418 778-148 242-334 456-488 693-159 246-387 435-544 683-174 274-136 598-271 889-150 326 151 685 467 746 387 74 754-189 1142-68l345 25 333-47">
          <text:p/>
        </draw:path>
        <draw:path draw:style-name="gr2" draw:text-style-name="P2" draw:layer="layout" svg:width="2.905cm" svg:height="3.022cm" draw:transform="rotate (-1.32575209981489) translate (21.3519435396367cm 9.60455979821966cm)" svg:viewBox="0 0 2906 3023" svg:d="m0 3023c373-27 718-230 962-493 213-229 447-414 618-685 155-245 410-422 561-673 139-231 316-433 432-678l136-228 161-223 36-43">
          <text:p/>
        </draw:path>
        <draw:path draw:style-name="gr2" draw:text-style-name="P2" draw:layer="layout" svg:width="5.85cm" svg:height="4.22cm" draw:transform="rotate (-0.560250689890181) translate (18.6130680473881cm 9.11188998526385cm)" svg:viewBox="0 0 5851 4221" svg:d="m2024 15c333-53 655 55 991 34 365-22 752-44 1091 96 358 149 657 11 963 241 245 184 630 211 755 556 122 339-199 557-338 806-180 322-487 414-723 640-200 191-433 339-639 526-229 208-478 404-756 537-297 142-561 334-858 475-285 136-585 208-888 277-357 80-719-112-1027-294l-364-82-231-169v0">
          <text:p/>
        </draw:path>
        <draw:path draw:style-name="gr2" draw:text-style-name="P2" draw:layer="layout" svg:width="3.384cm" svg:height="4.055cm" draw:transform="rotate (1.5707963267949) translate (17.8777071541783cm 12.285cm)" svg:viewBox="0 0 3385 4056" svg:d="m0 484c289 24 576-41 847-132 286-96 554-250 847-317s601-22 899 0c320 24 664 211 741 529 73 301 54 619 26 926-28 305-101 603-211 899-112 302-267 582-476 821l-239 291-185 291-264 264">
          <text:p/>
        </draw:path>
        <draw:path draw:style-name="gr3" draw:text-style-name="P2" draw:layer="layout" svg:width="5.423cm" svg:height="0.709cm" draw:transform="rotate (-0.52028265001951) translate (15.6668237740544cm 16.0356565640415cm)" svg:viewBox="0 0 5424 710" svg:d="m0 698c353 45 701-47 1050-83 407-43 818-52 1227-93 309-32 630 3 932-77 293-78 596-93 893-145 292-52 623-37 862-251l283-40 177-9">
          <text:p/>
        </draw:path>
        <draw:path draw:style-name="gr4" draw:text-style-name="P2" draw:layer="layout" svg:width="2.287cm" svg:height="3.103cm" draw:transform="rotate (3.03285864119055) translate (16.4792901337192cm 18.917339134283cm)" svg:viewBox="0 0 2288 3104" svg:d="m0 2237c348-51 594 261 847 439 279 197 608 293 948 403 447 144 500-376 492-613-11-333-287-575-439-858-165-305-573-481-601-866l74-300-32-290-70-152">
          <text:p/>
        </draw:path>
        <draw:path draw:style-name="gr3" draw:text-style-name="P2" draw:layer="layout" svg:width="3.891cm" svg:height="1.021cm" draw:transform="rotate (-0.785398163397448) translate (19.156cm 16.033cm)" svg:viewBox="0 0 3892 1022" svg:d="m0 1010c373 42 747-30 1104-131 322-91 652-156 973-262 348-114 708-72 1047-187 276-94 528-260 768-430v0">
          <text:p/>
        </draw:path>
        <draw:path draw:style-name="gr4" draw:text-style-name="P2" draw:layer="layout" svg:width="4.96cm" svg:height="6.271cm" draw:transform="rotate (2.30645260651051) translate (15.5702047474948cm 20.8982630348564cm)" svg:viewBox="0 0 4961 6272" svg:d="m0 6265c368 45 701-140 1061-147 334-7 618-199 841-416 224-220 462-397 680-634 199-217 454-372 664-576 216-209 415-433 624-650 202-210 367-456 527-700 169-258 573-365 564-702-9-327-73-690-291-941-202-235-421-453-651-661-226-206-515-344-825-390-298-43-579-181-823-352-331-232-609 15-873 137s-586 384-488 736c94 340-81 631-141 944l-96 305 21 54">
          <text:p/>
        </draw:path>
        <draw:path draw:style-name="gr3" draw:text-style-name="P2" draw:layer="layout" svg:width="4.258cm" svg:height="3.923cm" draw:transform="rotate (-0.725358837128844) translate (21.0105997684801cm 15.8043914993834cm)" svg:viewBox="0 0 4259 3924" svg:d="m0 3913c332 54 635-97 947-169 319-74 657-98 952-243 263-128 437-385 671-559 242-180 505-331 761-497 232-152 547-277 614-545 81-326 527-707 189-982-276-225-557-405-884-559-300-140-576-413-936-337-316 66-671 150-973-22l-20 18">
          <text:p/>
        </draw:path>
      </draw:page>
      <draw:page draw:name="page2" draw:style-name="dp1" draw:master-page-name="標準">
        <draw:frame draw:style-name="gr5" draw:text-style-name="P3" draw:layer="layout" svg:width="3.6cm" svg:height="1.521cm" svg:x="17.365cm" svg:y="6.6cm">
          <draw:text-box>
            <text:p><text:span text:style-name="T2">さる</text:span></text:p>
          </draw:text-box>
        </draw:frame>
        <draw:frame draw:style-name="gr5" draw:text-style-name="P4" draw:layer="layout" svg:width="3.6cm" svg:height="1.661cm" svg:x="21.865cm" svg:y="4.539cm">
          <draw:text-box>
            <text:p><text:span text:style-name="T3">ぞう</text:span></text:p>
          </draw:text-box>
        </draw:frame>
        <draw:frame draw:style-name="gr5" draw:text-style-name="P5" draw:layer="layout" svg:width="4.9cm" svg:height="2.368cm" svg:x="1.865cm" svg:y="5.9cm">
          <draw:text-box>
            <text:p><text:span text:style-name="T4">いぬ</text:span></text:p>
          </draw:text-box>
        </draw:frame>
        <draw:frame draw:style-name="gr5" draw:text-style-name="P6" draw:layer="layout" svg:width="7.6cm" svg:height="2.156cm" svg:x="7.365cm" svg:y="2.3cm">
          <draw:text-box>
            <text:p><text:span text:style-name="T5">ねこ</text:span></text:p>
          </draw:text-box>
        </draw:frame>
        <draw:frame draw:style-name="gr5" draw:text-style-name="P6" draw:layer="layout" svg:width="3.7cm" svg:height="2.156cm" svg:x="11.765cm" svg:y="5.8cm">
          <draw:text-box>
            <text:p><text:span text:style-name="T5">うま</text:span></text:p>
          </draw:text-box>
        </draw:frame>
        <draw:frame draw:style-name="gr5" draw:text-style-name="P4" draw:layer="layout" svg:width="3.6cm" svg:height="1.826cm" svg:x="1.465cm" svg:y="16.446cm">
          <draw:text-box>
            <text:p><text:span text:style-name="T3">cat</text:span></text:p>
          </draw:text-box>
        </draw:frame>
        <draw:frame draw:style-name="gr5" draw:text-style-name="P3" draw:layer="layout" svg:width="5.9cm" svg:height="1.673cm" svg:x="21.865cm" svg:y="12.205cm">
          <draw:text-box>
            <text:p><text:span text:style-name="T2">elephant</text:span></text:p>
          </draw:text-box>
        </draw:frame>
        <draw:frame draw:style-name="gr5" draw:text-style-name="P7" draw:layer="layout" svg:width="3.6cm" svg:height="1.276cm" svg:x="17.5cm" svg:y="16.4cm">
          <draw:text-box>
            <text:p><text:span text:style-name="T6">horse</text:span></text:p>
          </draw:text-box>
        </draw:frame>
        <draw:frame draw:style-name="gr5" draw:text-style-name="P3" draw:layer="layout" svg:width="3.6cm" svg:height="1.673cm" svg:x="12.2cm" svg:y="15.046cm">
          <draw:text-box>
            <text:p><text:span text:style-name="T2">dog</text:span></text:p>
          </draw:text-box>
        </draw:fram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2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9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6.765cm" svg:y="15.1cm">
          <draw:text-box>
            <text:p><text:span text:style-name="T6">monkey</text:span></text:p>
          </draw:text-box>
        </draw:frame>
      </draw:page>
      <draw:page draw:name="page3" draw:style-name="dp1" draw:master-page-name="標準">
        <draw:frame draw:style-name="gr5" draw:text-style-name="P8" draw:layer="layout" svg:width="3.6cm" svg:height="1.945cm" svg:x="13.965cm" svg:y="6.6cm">
          <draw:text-box>
            <text:p><text:span text:style-name="T7">すいようび</text:span></text:p>
          </draw:text-box>
        </draw:frame>
        <draw:frame draw:style-name="gr5" draw:text-style-name="P8" draw:layer="layout" svg:width="4.4cm" svg:height="1.098cm" svg:x="17.765cm" svg:y="4.355cm">
          <draw:text-box>
            <text:p><text:span text:style-name="T7">もくようび</text:span></text:p>
          </draw:text-box>
        </draw:frame>
        <draw:frame draw:style-name="gr5" draw:text-style-name="P9" draw:layer="layout" svg:width="4.9cm" svg:height="0.958cm" svg:x="1.665cm" svg:y="3.9cm">
          <draw:text-box>
            <text:p><text:span text:style-name="T8">にちようび</text:span></text:p>
          </draw:text-box>
        </draw:frame>
        <draw:frame draw:style-name="gr5" draw:text-style-name="P7" draw:layer="layout" svg:width="7.6cm" svg:height="1.17cm" svg:x="3.965cm" svg:y="2.1cm">
          <draw:text-box>
            <text:p><text:span text:style-name="T6">げつようび</text:span></text:p>
          </draw:text-box>
        </draw:frame>
        <draw:frame draw:style-name="gr5" draw:text-style-name="P3" draw:layer="layout" svg:width="3.7cm" svg:height="2.791cm" svg:x="8.365cm" svg:y="5.8cm">
          <draw:text-box>
            <text:p><text:span text:style-name="T2">かようび</text:span></text:p>
          </draw:text-box>
        </draw:frame>
        <draw:frame draw:style-name="gr5" draw:text-style-name="P4" draw:layer="layout" svg:width="5.2cm" svg:height="1.826cm" svg:x="1.565cm" svg:y="16.4cm">
          <draw:text-box>
            <text:p><text:span text:style-name="T3">Fryday</text:span></text:p>
          </draw:text-box>
        </draw:frame>
        <draw:frame draw:style-name="gr5" draw:text-style-name="P10" draw:layer="layout" svg:width="5.9cm" svg:height="1.115cm" svg:x="21.865cm" svg:y="12.205cm">
          <draw:text-box>
            <text:p><text:span text:style-name="T9">Saturday</text:span></text:p>
          </draw:text-box>
        </draw:frame>
        <draw:frame draw:style-name="gr5" draw:text-style-name="P7" draw:layer="layout" svg:width="5.7cm" svg:height="1.276cm" svg:x="15.265cm" svg:y="14cm">
          <draw:text-box>
            <text:p><text:span text:style-name="T6">Wednesday</text:span></text:p>
          </draw:text-box>
        </draw:frame>
        <draw:frame draw:style-name="gr5" draw:text-style-name="P10" draw:layer="layout" svg:width="4cm" svg:height="1.115cm" svg:x="11.665cm" svg:y="15.021cm">
          <draw:text-box>
            <text:p><text:span text:style-name="T9">Thursday</text:span></text:p>
          </draw:text-box>
        </draw:frame>
        <draw:custom-shape draw:style-name="gr6" draw:text-style-name="P2" draw:layer="layout" svg:width="0.7cm" svg:height="0.7cm" svg:x="23.36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3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96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5.86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6.765cm" svg:y="15.1cm">
          <draw:text-box>
            <text:p><text:span text:style-name="T6">Sunday</text:span></text:p>
          </draw:text-box>
        </draw:frame>
        <draw:frame draw:style-name="gr5" draw:text-style-name="P8" draw:layer="layout" svg:width="4.4cm" svg:height="1.098cm" svg:x="25.465cm" svg:y="6.1cm">
          <draw:text-box>
            <text:p><text:span text:style-name="T7">どようび</text:span></text:p>
          </draw:text-box>
        </draw:frame>
        <draw:frame draw:style-name="gr5" draw:text-style-name="P8" draw:layer="layout" svg:width="4.4cm" svg:height="1.098cm" svg:x="22.165cm" svg:y="4.802cm">
          <draw:text-box>
            <text:p><text:span text:style-name="T7">きんようび</text:span></text:p>
          </draw:text-box>
        </draw:frame>
        <draw:custom-shape draw:style-name="gr6" draw:text-style-name="P2" draw:layer="layout" svg:width="0.7cm" svg:height="0.7cm" svg:x="26.76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6.26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6.96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5.9cm" svg:height="1.115cm" svg:x="24.765cm" svg:y="14.285cm">
          <draw:text-box>
            <text:p><text:span text:style-name="T9">Monday</text:span></text:p>
          </draw:text-box>
        </draw:frame>
        <draw:frame draw:style-name="gr5" draw:text-style-name="P7" draw:layer="layout" svg:width="4.6cm" svg:height="1.276cm" svg:x="18.765cm" svg:y="16.524cm">
          <draw:text-box>
            <text:p><text:span text:style-name="T6">Tuesday</text:span></text:p>
          </draw:text-box>
        </draw:frame>
      </draw:page>
      <draw:page draw:name="page4" draw:style-name="dp1" draw:master-page-name="標準">
        <draw:frame draw:style-name="gr5" draw:text-style-name="P8" draw:layer="layout" svg:width="3.6cm" svg:height="1.098cm" svg:x="13.965cm" svg:y="6.6cm">
          <draw:text-box>
            <text:p><text:span text:style-name="T7">かんこく</text:span></text:p>
          </draw:text-box>
        </draw:frame>
        <draw:frame draw:style-name="gr5" draw:text-style-name="P8" draw:layer="layout" svg:width="4.4cm" svg:height="1.098cm" svg:x="17.765cm" svg:y="4.355cm">
          <draw:text-box>
            <text:p><text:span text:style-name="T7">ちゅうごく</text:span></text:p>
          </draw:text-box>
        </draw:frame>
        <draw:frame draw:style-name="gr5" draw:text-style-name="P9" draw:layer="layout" svg:width="4.9cm" svg:height="0.958cm" svg:x="1.665cm" svg:y="3.9cm">
          <draw:text-box>
            <text:p><text:span text:style-name="T8">イギリス</text:span></text:p>
          </draw:text-box>
        </draw:frame>
        <draw:frame draw:style-name="gr5" draw:text-style-name="P7" draw:layer="layout" svg:width="7.6cm" svg:height="1.17cm" svg:x="3.965cm" svg:y="2.1cm">
          <draw:text-box>
            <text:p><text:span text:style-name="T6">ロシア</text:span></text:p>
          </draw:text-box>
        </draw:frame>
        <draw:frame draw:style-name="gr5" draw:text-style-name="P3" draw:layer="layout" svg:width="4.7cm" svg:height="1.521cm" svg:x="7.365cm" svg:y="5.8cm">
          <draw:text-box>
            <text:p><text:span text:style-name="T2">アメリカ</text:span></text:p>
          </draw:text-box>
        </draw:frame>
        <draw:frame draw:style-name="gr5" draw:text-style-name="P4" draw:layer="layout" svg:width="5.2cm" svg:height="1.826cm" svg:x="1.565cm" svg:y="16.4cm">
          <draw:text-box>
            <text:p><text:span text:style-name="T3">China</text:span></text:p>
          </draw:text-box>
        </draw:frame>
        <draw:frame draw:style-name="gr5" draw:text-style-name="P10" draw:layer="layout" svg:width="5.9cm" svg:height="1.115cm" svg:x="21.865cm" svg:y="12.205cm">
          <draw:text-box>
            <text:p><text:span text:style-name="T9">Germany</text:span></text:p>
          </draw:text-box>
        </draw:frame>
        <draw:frame draw:style-name="gr5" draw:text-style-name="P7" draw:layer="layout" svg:width="5.7cm" svg:height="1.276cm" svg:x="15.265cm" svg:y="14cm">
          <draw:text-box>
            <text:p><text:span text:style-name="T6">France</text:span></text:p>
          </draw:text-box>
        </draw:frame>
        <draw:frame draw:style-name="gr5" draw:text-style-name="P10" draw:layer="layout" svg:width="4cm" svg:height="1.115cm" svg:x="11.665cm" svg:y="15.021cm">
          <draw:text-box>
            <text:p><text:span text:style-name="T9">Russia</text:span></text:p>
          </draw:text-box>
        </draw:frame>
        <draw:custom-shape draw:style-name="gr6" draw:text-style-name="P2" draw:layer="layout" svg:width="0.7cm" svg:height="0.7cm" svg:x="23.36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3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96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5.86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6.765cm" svg:y="15.1cm">
          <draw:text-box>
            <text:p><text:span text:style-name="T6">America</text:span></text:p>
          </draw:text-box>
        </draw:frame>
        <draw:frame draw:style-name="gr5" draw:text-style-name="P8" draw:layer="layout" svg:width="4.4cm" svg:height="1.098cm" svg:x="25.465cm" svg:y="6.1cm">
          <draw:text-box>
            <text:p><text:span text:style-name="T7">ふらんす</text:span></text:p>
          </draw:text-box>
        </draw:frame>
        <draw:frame draw:style-name="gr5" draw:text-style-name="P8" draw:layer="layout" svg:width="4.4cm" svg:height="1.098cm" svg:x="22.165cm" svg:y="4.802cm">
          <draw:text-box>
            <text:p><text:span text:style-name="T7">どいつ</text:span></text:p>
          </draw:text-box>
        </draw:frame>
        <draw:custom-shape draw:style-name="gr6" draw:text-style-name="P2" draw:layer="layout" svg:width="0.7cm" svg:height="0.7cm" svg:x="26.76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6.26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6.96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5.9cm" svg:height="1.115cm" svg:x="24.765cm" svg:y="14.285cm">
          <draw:text-box>
            <text:p><text:span text:style-name="T9">England</text:span></text:p>
          </draw:text-box>
        </draw:frame>
        <draw:frame draw:style-name="gr5" draw:text-style-name="P7" draw:layer="layout" svg:width="4.6cm" svg:height="1.276cm" svg:x="18.765cm" svg:y="16.524cm">
          <draw:text-box>
            <text:p><text:span text:style-name="T6">Korea</text:span></text:p>
          </draw:text-box>
        </draw:frame>
      </draw:page>
      <draw:page draw:name="page5" draw:style-name="dp1" draw:master-page-name="標準">
        <draw:frame draw:style-name="gr5" draw:text-style-name="P3" draw:layer="layout" svg:width="3.6cm" svg:height="1.521cm" svg:x="20.865cm" svg:y="5.4cm">
          <draw:text-box>
            <text:p><text:span text:style-name="T2">ふゆ</text:span></text:p>
          </draw:text-box>
        </draw:frame>
        <draw:frame draw:style-name="gr5" draw:text-style-name="P5" draw:layer="layout" svg:width="4.9cm" svg:height="2.368cm" svg:x="1.865cm" svg:y="5.9cm">
          <draw:text-box>
            <text:p><text:span text:style-name="T4">はる</text:span></text:p>
          </draw:text-box>
        </draw:frame>
        <draw:frame draw:style-name="gr5" draw:text-style-name="P6" draw:layer="layout" svg:width="7.6cm" svg:height="2.156cm" svg:x="7.665cm" svg:y="3.444cm">
          <draw:text-box>
            <text:p><text:span text:style-name="T5">なつ</text:span></text:p>
          </draw:text-box>
        </draw:frame>
        <draw:frame draw:style-name="gr5" draw:text-style-name="P6" draw:layer="layout" svg:width="4.5cm" svg:height="2.156cm" svg:x="15.465cm" svg:y="4.6cm">
          <draw:text-box>
            <text:p><text:span text:style-name="T5">あき</text:span></text:p>
          </draw:text-box>
        </draw:frame>
        <draw:frame draw:style-name="gr5" draw:text-style-name="P4" draw:layer="layout" svg:width="6.9cm" svg:height="1.826cm" svg:x="1.465cm" svg:y="16.446cm">
          <draw:text-box>
            <text:p><text:span text:style-name="T3">autumn</text:span></text:p>
          </draw:text-box>
        </draw:frame>
        <draw:frame draw:style-name="gr5" draw:text-style-name="P7" draw:layer="layout" svg:width="3.6cm" svg:height="1.276cm" svg:x="18.965cm" svg:y="16.524cm">
          <draw:text-box>
            <text:p><text:span text:style-name="T6">spring</text:span></text:p>
          </draw:text-box>
        </draw:frame>
        <draw:frame draw:style-name="gr5" draw:text-style-name="P3" draw:layer="layout" svg:width="4.7cm" svg:height="1.673cm" svg:x="13.965cm" svg:y="15cm">
          <draw:text-box>
            <text:p><text:span text:style-name="T2">winter</text:span></text:p>
          </draw:text-box>
        </draw:fram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1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7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.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8.265cm" svg:y="15.1cm">
          <draw:text-box>
            <text:p><text:span text:style-name="T6">summer</text:span></text:p>
          </draw:text-box>
        </draw:frame>
      </draw:page>
      <draw:page draw:name="page6" draw:style-name="dp1" draw:master-page-name="標準">
        <draw:frame draw:style-name="gr5" draw:text-style-name="P3" draw:layer="layout" svg:width="3.6cm" svg:height="1.521cm" svg:x="23.965cm" svg:y="5.756cm">
          <draw:text-box>
            <text:p><text:span text:style-name="T2">ゆき</text:span></text:p>
          </draw:text-box>
        </draw:frame>
        <draw:frame draw:style-name="gr5" draw:text-style-name="P5" draw:layer="layout" svg:width="8.1cm" svg:height="2.368cm" svg:x="3.365cm" svg:y="6.171cm">
          <draw:text-box>
            <text:p><text:span text:style-name="T4">はれ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くも</text:span></text:p>
          </draw:text-box>
        </draw:frame>
        <draw:frame draw:style-name="gr5" draw:text-style-name="P6" draw:layer="layout" svg:width="4.5cm" svg:height="2.156cm" svg:x="18.565cm" svg:y="4.956cm">
          <draw:text-box>
            <text:p><text:span text:style-name="T5">あめ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snow</text:span></text:p>
          </draw:text-box>
        </draw:frame>
        <draw:frame draw:style-name="gr5" draw:text-style-name="P7" draw:layer="layout" svg:width="3.6cm" svg:height="1.276cm" svg:x="22.065cm" svg:y="16.88cm">
          <draw:text-box>
            <text:p><text:span text:style-name="T6">sunny</text:span></text:p>
          </draw:text-box>
        </draw:frame>
        <draw:frame draw:style-name="gr5" draw:text-style-name="P3" draw:layer="layout" svg:width="4.7cm" svg:height="1.673cm" svg:x="17.065cm" svg:y="15.356cm">
          <draw:text-box>
            <text:p><text:span text:style-name="T2">rain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cloudy</text:span></text:p>
          </draw:text-box>
        </draw:frame>
      </draw:page>
      <draw:page draw:name="page7" draw:style-name="dp1" draw:master-page-name="標準">
        <draw:frame draw:style-name="gr5" draw:text-style-name="P3" draw:layer="layout" svg:width="4.6cm" svg:height="1.521cm" svg:x="23.365cm" svg:y="5.7cm">
          <draw:text-box>
            <text:p><text:span text:style-name="T2">おちゃ</text:span></text:p>
          </draw:text-box>
        </draw:frame>
        <draw:frame draw:style-name="gr5" draw:text-style-name="P5" draw:layer="layout" svg:width="8.1cm" svg:height="2.368cm" svg:x="3.365cm" svg:y="6.171cm">
          <draw:text-box>
            <text:p><text:span text:style-name="T4">ジュース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みず</text:span></text:p>
          </draw:text-box>
        </draw:frame>
        <draw:frame draw:style-name="gr5" draw:text-style-name="P11" draw:layer="layout" svg:width="6.5cm" svg:height="1.381cm" svg:x="16.765cm" svg:y="5.1cm">
          <draw:text-box>
            <text:p><text:span text:style-name="T10">ぎゅうにゅう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tea</text:span></text:p>
          </draw:text-box>
        </draw:frame>
        <draw:frame draw:style-name="gr5" draw:text-style-name="P7" draw:layer="layout" svg:width="3.6cm" svg:height="1.276cm" svg:x="22.065cm" svg:y="16.88cm">
          <draw:text-box>
            <text:p><text:span text:style-name="T6">water</text:span></text:p>
          </draw:text-box>
        </draw:frame>
        <draw:frame draw:style-name="gr5" draw:text-style-name="P3" draw:layer="layout" svg:width="4.7cm" svg:height="1.673cm" svg:x="17.065cm" svg:y="15.356cm">
          <draw:text-box>
            <text:p><text:span text:style-name="T2">juice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milk</text:span></text:p>
          </draw:text-box>
        </draw:frame>
      </draw:page>
      <draw:page draw:name="page8" draw:style-name="dp1" draw:master-page-name="標準">
        <draw:frame draw:style-name="gr5" draw:text-style-name="P3" draw:layer="layout" svg:width="4.8cm" svg:height="1.521cm" svg:x="23.765cm" svg:y="5.609cm">
          <draw:text-box>
            <text:p><text:span text:style-name="T2">プリン</text:span></text:p>
          </draw:text-box>
        </draw:frame>
        <draw:frame draw:style-name="gr5" draw:text-style-name="P5" draw:layer="layout" svg:width="8.1cm" svg:height="4.485cm" svg:x="2.765cm" svg:y="4.915cm">
          <draw:text-box>
            <text:p><text:span text:style-name="T4">チョコレート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あめ</text:span><text:span text:style-name="T5"><text:tab/></text:span></text:p>
          </draw:text-box>
        </draw:frame>
        <draw:frame draw:style-name="gr5" draw:text-style-name="P6" draw:layer="layout" svg:width="7.4cm" svg:height="2.156cm" svg:x="16.565cm" svg:y="4.956cm">
          <draw:text-box>
            <text:p><text:span text:style-name="T5">クッキー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pudding</text:span></text:p>
          </draw:text-box>
        </draw:frame>
        <draw:frame draw:style-name="gr5" draw:text-style-name="P7" draw:layer="layout" svg:width="3.6cm" svg:height="1.276cm" svg:x="22.065cm" svg:y="16.88cm">
          <draw:text-box>
            <text:p><text:span text:style-name="T6">cookie</text:span></text:p>
          </draw:text-box>
        </draw:frame>
        <draw:frame draw:style-name="gr5" draw:text-style-name="P3" draw:layer="layout" svg:width="6.4cm" svg:height="1.673cm" svg:x="15.865cm" svg:y="15.205cm">
          <draw:text-box>
            <text:p><text:span text:style-name="T2">chocolate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candy</text:span></text:p>
          </draw:text-box>
        </draw:frame>
      </draw:page>
      <draw:page draw:name="page9" draw:style-name="dp1" draw:master-page-name="標準">
        <draw:frame draw:style-name="gr5" draw:text-style-name="P3" draw:layer="layout" svg:width="4.8cm" svg:height="1.521cm" svg:x="23.765cm" svg:y="5.609cm">
          <draw:text-box>
            <text:p><text:span text:style-name="T2">プリン</text:span></text:p>
          </draw:text-box>
        </draw:frame>
        <draw:frame draw:style-name="gr5" draw:text-style-name="P5" draw:layer="layout" svg:width="8.1cm" svg:height="4.485cm" svg:x="2.765cm" svg:y="4.915cm">
          <draw:text-box>
            <text:p><text:span text:style-name="T4">チョコレート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あめ</text:span><text:span text:style-name="T5"><text:tab/></text:span></text:p>
          </draw:text-box>
        </draw:frame>
        <draw:frame draw:style-name="gr5" draw:text-style-name="P6" draw:layer="layout" svg:width="7.4cm" svg:height="2.156cm" svg:x="16.565cm" svg:y="4.956cm">
          <draw:text-box>
            <text:p><text:span text:style-name="T5">クッキー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pudding</text:span></text:p>
          </draw:text-box>
        </draw:frame>
        <draw:frame draw:style-name="gr5" draw:text-style-name="P7" draw:layer="layout" svg:width="3.6cm" svg:height="1.276cm" svg:x="22.065cm" svg:y="16.88cm">
          <draw:text-box>
            <text:p><text:span text:style-name="T6">cookie</text:span></text:p>
          </draw:text-box>
        </draw:frame>
        <draw:frame draw:style-name="gr5" draw:text-style-name="P3" draw:layer="layout" svg:width="6.4cm" svg:height="1.673cm" svg:x="15.865cm" svg:y="15.205cm">
          <draw:text-box>
            <text:p><text:span text:style-name="T2">chocolate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candy</text:span></text:p>
          </draw:text-box>
        </draw:frame>
      </draw:page>
      <draw:page draw:name="page10" draw:style-name="dp1" draw:master-page-name="標準">
        <draw:frame draw:style-name="gr5" draw:text-style-name="P3" draw:layer="layout" svg:width="4.8cm" svg:height="1.521cm" svg:x="23.765cm" svg:y="5.609cm">
          <draw:text-box>
            <text:p><text:span text:style-name="T2">にく</text:span></text:p>
          </draw:text-box>
        </draw:frame>
        <draw:frame draw:style-name="gr5" draw:text-style-name="P5" draw:layer="layout" svg:width="8.1cm" svg:height="2.368cm" svg:x="2.765cm" svg:y="4.915cm">
          <draw:text-box>
            <text:p><text:span text:style-name="T4">おこめ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たまご</text:span></text:p>
          </draw:text-box>
        </draw:frame>
        <draw:frame draw:style-name="gr5" draw:text-style-name="P6" draw:layer="layout" svg:width="7.4cm" svg:height="2.156cm" svg:x="16.565cm" svg:y="4.956cm">
          <draw:text-box>
            <text:p><text:span text:style-name="T5">やさい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rice</text:span></text:p>
          </draw:text-box>
        </draw:frame>
        <draw:frame draw:style-name="gr5" draw:text-style-name="P7" draw:layer="layout" svg:width="6.5cm" svg:height="1.276cm" svg:x="20.865cm" svg:y="16.899cm">
          <draw:text-box>
            <text:p><text:span text:style-name="T6">vegetable</text:span></text:p>
          </draw:text-box>
        </draw:frame>
        <draw:frame draw:style-name="gr5" draw:text-style-name="P3" draw:layer="layout" svg:width="6.4cm" svg:height="1.673cm" svg:x="15.865cm" svg:y="15.205cm">
          <draw:text-box>
            <text:p><text:span text:style-name="T2">egg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meat</text:span></text:p>
          </draw:text-box>
        </draw:frame>
      </draw:page>
      <draw:page draw:name="page11" draw:style-name="dp1" draw:master-page-name="標準">
        <draw:frame draw:style-name="gr5" draw:text-style-name="P3" draw:layer="layout" svg:width="4.8cm" svg:height="1.673cm" svg:x="23.765cm" svg:y="5.609cm">
          <draw:text-box>
            <text:p><text:span text:style-name="T2">100</text:span></text:p>
          </draw:text-box>
        </draw:frame>
        <draw:frame draw:style-name="gr5" draw:text-style-name="P5" draw:layer="layout" svg:width="8.1cm" svg:height="2.618cm" svg:x="2.765cm" svg:y="4.915cm">
          <draw:text-box>
            <text:p><text:span text:style-name="T4">1</text:span></text:p>
          </draw:text-box>
        </draw:frame>
        <draw:frame draw:style-name="gr5" draw:text-style-name="P6" draw:layer="layout" svg:width="7.6cm" svg:height="2.376cm" svg:x="10.765cm" svg:y="3.8cm">
          <draw:text-box>
            <text:p><text:span text:style-name="T5">10</text:span></text:p>
          </draw:text-box>
        </draw:frame>
        <draw:frame draw:style-name="gr5" draw:text-style-name="P6" draw:layer="layout" svg:width="7.4cm" svg:height="2.376cm" svg:x="16.565cm" svg:y="4.956cm">
          <draw:text-box>
            <text:p><text:span text:style-name="T5">11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eleven</text:span></text:p>
          </draw:text-box>
        </draw:frame>
        <draw:frame draw:style-name="gr5" draw:text-style-name="P7" draw:layer="layout" svg:width="6.5cm" svg:height="1.276cm" svg:x="20.865cm" svg:y="16.899cm">
          <draw:text-box>
            <text:p><text:span text:style-name="T6">ten</text:span></text:p>
          </draw:text-box>
        </draw:frame>
        <draw:frame draw:style-name="gr5" draw:text-style-name="P3" draw:layer="layout" svg:width="6.4cm" svg:height="1.673cm" svg:x="15.865cm" svg:y="15.205cm">
          <draw:text-box>
            <text:p><text:span text:style-name="T2">one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handred</text:span></text:p>
          </draw:text-box>
        </draw:frame>
      </draw:page>
      <draw:page draw:name="page12" draw:style-name="dp1" draw:master-page-name="標準">
        <draw:frame draw:style-name="gr5" draw:text-style-name="P3" draw:layer="layout" svg:width="4.8cm" svg:height="1.673cm" svg:x="23.765cm" svg:y="5.609cm">
          <draw:text-box>
            <text:p><text:span text:style-name="T2">22</text:span></text:p>
          </draw:text-box>
        </draw:frame>
        <draw:frame draw:style-name="gr5" draw:text-style-name="P5" draw:layer="layout" svg:width="8.1cm" svg:height="2.618cm" svg:x="2.765cm" svg:y="4.915cm">
          <draw:text-box>
            <text:p><text:span text:style-name="T4">2</text:span></text:p>
          </draw:text-box>
        </draw:frame>
        <draw:frame draw:style-name="gr5" draw:text-style-name="P6" draw:layer="layout" svg:width="7.6cm" svg:height="2.376cm" svg:x="10.765cm" svg:y="3.8cm">
          <draw:text-box>
            <text:p><text:span text:style-name="T5">12</text:span></text:p>
          </draw:text-box>
        </draw:frame>
        <draw:frame draw:style-name="gr5" draw:text-style-name="P6" draw:layer="layout" svg:width="7.4cm" svg:height="2.376cm" svg:x="16.565cm" svg:y="4.956cm">
          <draw:text-box>
            <text:p><text:span text:style-name="T5">20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two</text:span></text:p>
          </draw:text-box>
        </draw:frame>
        <draw:frame draw:style-name="gr5" draw:text-style-name="P7" draw:layer="layout" svg:width="6.5cm" svg:height="1.276cm" svg:x="20.865cm" svg:y="16.899cm">
          <draw:text-box>
            <text:p><text:span text:style-name="T6">twelve</text:span></text:p>
          </draw:text-box>
        </draw:frame>
        <draw:frame draw:style-name="gr5" draw:text-style-name="P3" draw:layer="layout" svg:width="6.4cm" svg:height="1.673cm" svg:x="15.865cm" svg:y="15.205cm">
          <draw:text-box>
            <text:p><text:span text:style-name="T2">twenty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2.301cm" svg:x="11.365cm" svg:y="15.456cm">
          <draw:text-box>
            <text:p><text:span text:style-name="T6">Twenty two</text:span></text:p>
          </draw:text-box>
        </draw:frame>
      </draw:page>
      <draw:page draw:name="page13" draw:style-name="dp1" draw:master-page-name="標準">
        <draw:frame draw:style-name="gr5" draw:text-style-name="P3" draw:layer="layout" svg:width="4.8cm" svg:height="1.673cm" svg:x="23.765cm" svg:y="5.609cm">
          <draw:text-box>
            <text:p><text:span text:style-name="T2">33</text:span></text:p>
          </draw:text-box>
        </draw:frame>
        <draw:frame draw:style-name="gr5" draw:text-style-name="P5" draw:layer="layout" svg:width="8.1cm" svg:height="2.618cm" svg:x="2.765cm" svg:y="4.915cm">
          <draw:text-box>
            <text:p><text:span text:style-name="T4">3</text:span></text:p>
          </draw:text-box>
        </draw:frame>
        <draw:frame draw:style-name="gr5" draw:text-style-name="P6" draw:layer="layout" svg:width="7.6cm" svg:height="2.376cm" svg:x="10.765cm" svg:y="3.8cm">
          <draw:text-box>
            <text:p><text:span text:style-name="T5">30</text:span></text:p>
          </draw:text-box>
        </draw:frame>
        <draw:frame draw:style-name="gr5" draw:text-style-name="P6" draw:layer="layout" svg:width="7.4cm" svg:height="2.376cm" svg:x="16.565cm" svg:y="4.956cm">
          <draw:text-box>
            <text:p><text:span text:style-name="T5">13</text:span></text:p>
          </draw:text-box>
        </draw:frame>
        <draw:frame draw:style-name="gr5" draw:text-style-name="P4" draw:layer="layout" svg:width="6.9cm" svg:height="1.826cm" svg:x="4.565cm" svg:y="16.802cm">
          <draw:text-box>
            <text:p><text:span text:style-name="T3">thirty</text:span></text:p>
          </draw:text-box>
        </draw:frame>
        <draw:frame draw:style-name="gr5" draw:text-style-name="P7" draw:layer="layout" svg:width="6.5cm" svg:height="1.276cm" svg:x="20.865cm" svg:y="16.899cm">
          <draw:text-box>
            <text:p><text:span text:style-name="T6">Thirteen three</text:span></text:p>
          </draw:text-box>
        </draw:frame>
        <draw:frame draw:style-name="gr5" draw:text-style-name="P3" draw:layer="layout" svg:width="6.4cm" svg:height="1.673cm" svg:x="15.865cm" svg:y="15.205cm">
          <draw:text-box>
            <text:p><text:span text:style-name="T2">three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thirteen</text:span></text:p>
          </draw:text-box>
        </draw:frame>
      </draw:page>
      <draw:page draw:name="page14" draw:style-name="dp1" draw:master-page-name="標準">
        <draw:frame draw:style-name="gr5" draw:text-style-name="P3" draw:layer="layout" svg:width="4.8cm" svg:height="1.673cm" svg:x="23.765cm" svg:y="5.609cm">
          <draw:text-box>
            <text:p text:style-name="P12"><text:span text:style-name="T2">33</text:span></text:p>
          </draw:text-box>
        </draw:frame>
        <draw:frame draw:style-name="gr5" draw:text-style-name="P5" draw:layer="layout" svg:width="8.1cm" svg:height="2.618cm" svg:x="2.765cm" svg:y="4.915cm">
          <draw:text-box>
            <text:p text:style-name="P13"><text:span text:style-name="T4">3</text:span></text:p>
          </draw:text-box>
        </draw:frame>
        <draw:frame draw:style-name="gr5" draw:text-style-name="P6" draw:layer="layout" svg:width="7.6cm" svg:height="2.376cm" svg:x="10.765cm" svg:y="3.8cm">
          <draw:text-box>
            <text:p text:style-name="P14"><text:span text:style-name="T5">30</text:span></text:p>
          </draw:text-box>
        </draw:frame>
        <draw:frame draw:style-name="gr5" draw:text-style-name="P6" draw:layer="layout" svg:width="7.4cm" svg:height="2.376cm" svg:x="16.565cm" svg:y="4.956cm">
          <draw:text-box>
            <text:p text:style-name="P14"><text:span text:style-name="T5">13</text:span></text:p>
          </draw:text-box>
        </draw:frame>
        <draw:frame draw:style-name="gr5" draw:text-style-name="P4" draw:layer="layout" svg:width="6.9cm" svg:height="1.826cm" svg:x="4.565cm" svg:y="16.802cm">
          <draw:text-box>
            <text:p text:style-name="P15"><text:span text:style-name="T3">thirty</text:span></text:p>
          </draw:text-box>
        </draw:frame>
        <draw:frame draw:style-name="gr5" draw:text-style-name="P7" draw:layer="layout" svg:width="6.5cm" svg:height="1.276cm" svg:x="20.865cm" svg:y="16.899cm">
          <draw:text-box>
            <text:p text:style-name="P16"><text:span text:style-name="T6">Thirteen three</text:span></text:p>
          </draw:text-box>
        </draw:frame>
        <draw:frame draw:style-name="gr5" draw:text-style-name="P3" draw:layer="layout" svg:width="6.4cm" svg:height="1.673cm" svg:x="15.865cm" svg:y="15.205cm">
          <draw:text-box>
            <text:p text:style-name="P12"><text:span text:style-name="T2">three</text:span></text:p>
          </draw:text-box>
        </draw:fram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7.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6cm" svg:y="1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 text:style-name="P16"><text:span text:style-name="T6">thirteen</text:span></text:p>
          </draw:text-box>
        </draw:frame>
      </draw:page>
      <draw:page draw:name="page15" draw:style-name="dp1" draw:master-page-name="標準">
        <draw:frame draw:style-name="gr5" draw:text-style-name="P3" draw:layer="layout" svg:width="5.6cm" svg:height="1.521cm" svg:x="22.565cm" svg:y="5.7cm">
          <draw:text-box>
            <text:p><text:span text:style-name="T2">きた</text:span></text:p>
          </draw:text-box>
        </draw:frame>
        <draw:frame draw:style-name="gr5" draw:text-style-name="P5" draw:layer="layout" svg:width="8.1cm" svg:height="2.368cm" svg:x="3.365cm" svg:y="6.171cm">
          <draw:text-box>
            <text:p><text:span text:style-name="T4">め</text:span></text:p>
          </draw:text-box>
        </draw:frame>
        <draw:frame draw:style-name="gr5" draw:text-style-name="P6" draw:layer="layout" svg:width="7.6cm" svg:height="2.156cm" svg:x="11.965cm" svg:y="3.6cm">
          <draw:text-box>
            <text:p><text:span text:style-name="T5">くち</text:span></text:p>
          </draw:text-box>
        </draw:frame>
        <draw:frame draw:style-name="gr5" draw:text-style-name="P4" draw:layer="layout" svg:width="5.9cm" svg:height="1.661cm" svg:x="16.565cm" svg:y="4.639cm">
          <draw:text-box>
            <text:p><text:span text:style-name="T3">ねずみ</text:span></text:p>
          </draw:text-box>
        </draw:frame>
        <draw:frame draw:style-name="gr5" draw:text-style-name="P4" draw:layer="layout" svg:width="6.9cm" svg:height="1.826cm" svg:x="2.865cm" svg:y="17.2cm">
          <draw:text-box>
            <text:p><text:span text:style-name="T3">ear</text:span></text:p>
          </draw:text-box>
        </draw:frame>
        <draw:frame draw:style-name="gr5" draw:text-style-name="P7" draw:layer="layout" svg:width="3.6cm" svg:height="1.276cm" svg:x="20.265cm" svg:y="16.8cm">
          <draw:text-box>
            <text:p><text:span text:style-name="T6">mouse</text:span></text:p>
          </draw:text-box>
        </draw:frame>
        <draw:frame draw:style-name="gr5" draw:text-style-name="P3" draw:layer="layout" svg:width="5.5cm" svg:height="1.673cm" svg:x="16.265cm" svg:y="15.356cm">
          <draw:text-box>
            <text:p><text:span text:style-name="T2">mouth</text:span></text:p>
          </draw:text-box>
        </draw:frame>
        <draw:custom-shape draw:style-name="gr6" draw:text-style-name="P2" draw:layer="layout" svg:width="0.7cm" svg:height="0.7cm" svg:x="7.96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3.76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6.56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1.26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56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2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06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11.365cm" svg:y="15.456cm">
          <draw:text-box>
            <text:p><text:span text:style-name="T6">eye</text:span></text:p>
          </draw:text-box>
        </draw:frame>
        <draw:frame draw:style-name="gr5" draw:text-style-name="P6" draw:layer="layout" svg:width="7.6cm" svg:height="2.156cm" svg:x="6.565cm" svg:y="4.7cm">
          <draw:text-box>
            <text:p><text:span text:style-name="T5">みみ</text:span></text:p>
          </draw:text-box>
        </draw:frame>
        <draw:custom-shape draw:style-name="gr6" draw:text-style-name="P2" draw:layer="layout" svg:width="0.7cm" svg:height="0.7cm" svg:x="7.865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6.9cm" svg:height="1.826cm" svg:x="6.365cm" svg:y="15.8cm">
          <draw:text-box>
            <text:p><text:span text:style-name="T3">norse</text:span></text:p>
          </draw:text-box>
        </draw:frame>
        <draw:custom-shape draw:style-name="gr6" draw:text-style-name="P2" draw:layer="layout" svg:width="0.7cm" svg:height="0.7cm" svg:x="23.36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6.56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6cm" svg:height="1.521cm" svg:x="25.665cm" svg:y="7.679cm">
          <draw:text-box>
            <text:p><text:span text:style-name="T2">はな</text:span></text:p>
          </draw:text-box>
        </draw:frame>
        <draw:custom-shape draw:style-name="gr6" draw:text-style-name="P2" draw:layer="layout" svg:width="0.7cm" svg:height="0.7cm" svg:x="25.36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6cm" svg:height="1.276cm" svg:x="23.765cm" svg:y="14.7cm">
          <draw:text-box>
            <text:p><text:span text:style-name="T6">north</text:span></text:p>
          </draw:text-box>
        </draw:frame>
      </draw:page>
      <draw:page draw:name="page16" draw:style-name="dp1" draw:master-page-name="標準">
        <draw:frame draw:style-name="gr5" draw:text-style-name="P3" draw:layer="layout" svg:width="5.6cm" svg:height="1.521cm" svg:x="18.165cm" svg:y="6.1cm">
          <draw:text-box>
            <text:p><text:span text:style-name="T2">ちず</text:span></text:p>
          </draw:text-box>
        </draw:frame>
        <draw:frame draw:style-name="gr5" draw:text-style-name="P5" draw:layer="layout" svg:width="8.1cm" svg:height="2.368cm" svg:x="20.765cm" svg:y="4.132cm">
          <draw:text-box>
            <text:p><text:span text:style-name="T4">スタート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とくてん</text:span></text:p>
          </draw:text-box>
        </draw:frame>
        <draw:frame draw:style-name="gr5" draw:text-style-name="P4" draw:layer="layout" svg:width="5.9cm" svg:height="1.661cm" svg:x="7.065cm" svg:y="6.8cm">
          <draw:text-box>
            <text:p><text:span text:style-name="T3">たすける</text:span></text:p>
          </draw:text-box>
        </draw:frame>
        <draw:frame draw:style-name="gr5" draw:text-style-name="P4" draw:layer="layout" svg:width="6.9cm" svg:height="1.826cm" svg:x="2.665cm" svg:y="15.974cm">
          <draw:text-box>
            <text:p><text:span text:style-name="T3">start</text:span></text:p>
          </draw:text-box>
        </draw:frame>
        <draw:frame draw:style-name="gr5" draw:text-style-name="P7" draw:layer="layout" svg:width="3.6cm" svg:height="1.276cm" svg:x="19.065cm" svg:y="16.052cm">
          <draw:text-box>
            <text:p><text:span text:style-name="T6">point</text:span></text:p>
          </draw:text-box>
        </draw:frame>
        <draw:frame draw:style-name="gr5" draw:text-style-name="P3" draw:layer="layout" svg:width="5.5cm" svg:height="1.673cm" svg:x="13.265cm" svg:y="14.528cm">
          <draw:text-box>
            <text:p><text:span text:style-name="T2">help</text:span></text:p>
          </draw:text-box>
        </draw:frame>
        <draw:custom-shape draw:style-name="gr6" draw:text-style-name="P2" draw:layer="layout" svg:width="0.7cm" svg:height="0.7cm" svg:x="8.9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9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6cm" svg:y="14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.4cm" svg:y="1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2cm" svg:y="1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1cm" svg:y="1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8.365cm" svg:y="14.628cm">
          <draw:text-box>
            <text:p><text:span text:style-name="T6">menu</text:span></text:p>
          </draw:text-box>
        </draw:frame>
        <draw:frame draw:style-name="gr5" draw:text-style-name="P7" draw:layer="layout" svg:width="3.6cm" svg:height="1.276cm" svg:x="25.165cm" svg:y="16.472cm">
          <draw:text-box>
            <text:p><text:span text:style-name="T6">map</text:span></text:p>
          </draw:text-box>
        </draw:frame>
        <draw:custom-shape draw:style-name="gr6" draw:text-style-name="P2" draw:layer="layout" svg:width="0.7cm" svg:height="0.7cm" svg:x="26.265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9cm" svg:height="1.661cm" svg:x="2.065cm" svg:y="3.5cm">
          <draw:text-box>
            <text:p><text:span text:style-name="T3">メニュー</text:span></text:p>
          </draw:text-box>
        </draw:frame>
        <draw:custom-shape draw:style-name="gr6" draw:text-style-name="P2" draw:layer="layout" svg:width="0.7cm" svg:height="0.7cm" svg:x="3.9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3.9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標準">
        <draw:frame draw:style-name="gr5" draw:text-style-name="P3" draw:layer="layout" svg:width="5.6cm" svg:height="1.521cm" svg:x="18.165cm" svg:y="6.1cm">
          <draw:text-box>
            <text:p><text:span text:style-name="T2">よりうえ</text:span></text:p>
          </draw:text-box>
        </draw:frame>
        <draw:frame draw:style-name="gr5" draw:text-style-name="P5" draw:layer="layout" svg:width="8.1cm" svg:height="2.368cm" svg:x="20.765cm" svg:y="4.132cm">
          <draw:text-box>
            <text:p><text:span text:style-name="T4">はずれ</text:span></text:p>
          </draw:text-box>
        </draw:frame>
        <draw:frame draw:style-name="gr5" draw:text-style-name="P6" draw:layer="layout" svg:width="7.6cm" svg:height="2.156cm" svg:x="10.765cm" svg:y="3.8cm">
          <draw:text-box>
            <text:p><text:span text:style-name="T5">あたり</text:span></text:p>
          </draw:text-box>
        </draw:frame>
        <draw:frame draw:style-name="gr5" draw:text-style-name="P4" draw:layer="layout" svg:width="7.5cm" svg:height="1.661cm" svg:x="5.965cm" svg:y="6.8cm">
          <draw:text-box>
            <text:p><text:span text:style-name="T3">きどうちゅう</text:span></text:p>
          </draw:text-box>
        </draw:frame>
        <draw:frame draw:style-name="gr5" draw:text-style-name="P4" draw:layer="layout" svg:width="6.9cm" svg:height="1.826cm" svg:x="2.665cm" svg:y="15.974cm">
          <draw:text-box>
            <text:p><text:span text:style-name="T3">super</text:span></text:p>
          </draw:text-box>
        </draw:frame>
        <draw:frame draw:style-name="gr5" draw:text-style-name="P7" draw:layer="layout" svg:width="3.6cm" svg:height="1.276cm" svg:x="19.065cm" svg:y="16.052cm">
          <draw:text-box>
            <text:p><text:span text:style-name="T6">Miss</text:span></text:p>
          </draw:text-box>
        </draw:frame>
        <draw:frame draw:style-name="gr5" draw:text-style-name="P3" draw:layer="layout" svg:width="5.5cm" svg:height="1.673cm" svg:x="14.265cm" svg:y="14.627cm">
          <draw:text-box>
            <text:p><text:span text:style-name="T2">over</text:span></text:p>
          </draw:text-box>
        </draw:frame>
        <draw:custom-shape draw:style-name="gr6" draw:text-style-name="P2" draw:layer="layout" svg:width="0.7cm" svg:height="0.7cm" svg:x="8.9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9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5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6cm" svg:y="14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2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.4cm" svg:y="1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2cm" svg:y="1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1cm" svg:y="1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9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4.3cm" svg:height="1.276cm" svg:x="8.365cm" svg:y="14.628cm">
          <draw:text-box>
            <text:p><text:span text:style-name="T6">loading</text:span></text:p>
          </draw:text-box>
        </draw:frame>
        <draw:frame draw:style-name="gr5" draw:text-style-name="P7" draw:layer="layout" svg:width="3.6cm" svg:height="1.276cm" svg:x="25.565cm" svg:y="16.4cm">
          <draw:text-box>
            <text:p><text:span text:style-name="T6">hit</text:span></text:p>
          </draw:text-box>
        </draw:frame>
        <draw:custom-shape draw:style-name="gr6" draw:text-style-name="P2" draw:layer="layout" svg:width="0.7cm" svg:height="0.7cm" svg:x="26.265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9cm" svg:height="1.661cm" svg:x="2.065cm" svg:y="3.5cm">
          <draw:text-box>
            <text:p><text:span text:style-name="T3">すぎさる</text:span></text:p>
          </draw:text-box>
        </draw:frame>
        <draw:custom-shape draw:style-name="gr6" draw:text-style-name="P2" draw:layer="layout" svg:width="0.7cm" svg:height="0.7cm" svg:x="3.9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3.9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8.665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1T16:50:06</meta:creation-date>
    <meta:print-date>2015-11-01T10:17:32.93</meta:print-date>
    <dc:date>2015-11-01T10:17:54.40</dc:date>
    <meta:editing-duration>P5DT3H11M32S</meta:editing-duration>
    <meta:editing-cycles>9</meta:editing-cycles>
    <meta:generator>LibreOffice/3.4$Win32 LibreOffice_project/340m1$Build-203</meta:generator>
    <meta:document-statistic meta:object-count="333"/>
  </office:meta>
</office:document-meta>
</file>